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3962c" draw:textarea-vertical-align="middle" draw:auto-grow-height="false" draw:fit-to-size="false" style:shrink-to-fit="false" fo:min-height="0.315cm" fo:min-width="0.06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.315cm" fo:min-width="0.06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d0d0d" svg:stroke-linecap="butt" draw:fill="solid" draw:fill-color="#f3962c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svg:stroke-linecap="butt" draw:fill="solid" draw:fill-color="#00a8e3" draw:textarea-vertical-align="middle" draw:auto-grow-height="false" draw:fit-to-size="false" style:shrink-to-fit="false" fo:min-height="0.315cm" fo:min-width="0.06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.315cm" fo:min-width="0.06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d0d0d" svg:stroke-linecap="butt" draw:fill="solid" draw:fill-color="#00a8e3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d0d0d" svg:stroke-linecap="butt" draw:fill="solid" draw:fill-color="#a5c7ce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ff0700" draw:textarea-vertical-align="top" draw:auto-grow-height="false" fo:min-height="1.749cm" fo:min-width="10.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ff0700" draw:textarea-vertical-align="top" draw:auto-grow-height="false" fo:min-height="0.749cm" fo:min-width="10.7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ff5200" draw:textarea-vertical-align="top" draw:auto-grow-height="false" fo:min-height="1.749cm" fo:min-width="10.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textarea-vertical-align="top" draw:auto-grow-height="false" fo:min-height="2.149cm" fo:min-width="10.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textarea-vertical-align="top" draw:auto-grow-height="false" fo:min-height="0.749cm" fo:min-width="10.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textarea-vertical-align="top" draw:auto-grow-height="false" fo:min-height="0.349cm" fo:min-width="10.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textarea-vertical-align="top" draw:auto-grow-height="false" fo:min-height="1.749cm" fo:min-width="10.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textarea-vertical-align="top" draw:auto-grow-height="false" fo:min-height="1.349cm" fo:min-width="10.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textarea-vertical-align="top" draw:auto-grow-height="false" fo:min-height="1.137cm" fo:min-width="10.7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textarea-vertical-align="top" draw:auto-grow-height="false" fo:min-height="2.149cm" fo:min-width="10.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ff5200" draw:textarea-vertical-align="top" draw:auto-grow-height="false" fo:min-height="1.549cm" fo:min-width="10.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textarea-vertical-align="top" draw:auto-grow-height="false" fo:min-height="0.499cm" fo:min-width="10.63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textarea-vertical-align="top" draw:auto-grow-height="false" fo:min-height="0.349cm" fo:min-width="10.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textarea-vertical-align="top" draw:auto-grow-height="false" fo:min-height="1.349cm" fo:min-width="10.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textarea-vertical-align="top" draw:auto-grow-height="false" fo:min-height="0.949cm" fo:min-width="10.7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textarea-vertical-align="top" draw:auto-grow-height="false" fo:min-height="1.949cm" fo:min-width="10.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textarea-vertical-align="top" draw:auto-grow-height="false" fo:min-height="1.152cm" fo:min-width="10.71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18cm" svg:stroke-color="#0d0d0d" svg:stroke-linecap="butt" draw:fill="solid" draw:fill-color="#fadc19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00a8e3" draw:textarea-vertical-align="top" draw:auto-grow-height="false" fo:min-height="1.549cm" fo:min-width="10.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00a8e3" draw:textarea-vertical-align="top" draw:auto-grow-height="false" fo:min-height="0.499cm" fo:min-width="10.637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00a8e3" draw:textarea-vertical-align="top" draw:auto-grow-height="false" fo:min-height="0.349cm" fo:min-width="10.7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00a8e3" draw:textarea-vertical-align="top" draw:auto-grow-height="false" fo:min-height="1.349cm" fo:min-width="10.7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00a8e3" draw:textarea-vertical-align="top" draw:auto-grow-height="false" fo:min-height="0.949cm" fo:min-width="10.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00a8e3" draw:textarea-vertical-align="top" draw:auto-grow-height="false" fo:min-height="1.949cm" fo:min-width="10.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00a8e3" draw:textarea-vertical-align="top" draw:auto-grow-height="false" fo:min-height="1.746cm" fo:min-width="10.618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00a8e3" draw:textarea-vertical-align="top" draw:auto-grow-height="false" fo:min-height="0.642cm" fo:min-width="10.65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00a8e3" draw:textarea-vertical-align="top" draw:auto-grow-height="false" fo:min-height="0.75cm" fo:min-width="10.717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00a8e3" draw:textarea-vertical-align="top" draw:auto-grow-height="false" fo:min-height="1.75cm" fo:min-width="10.7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ff5200" draw:textarea-vertical-align="top" draw:auto-grow-height="false" fo:min-height="1.749cm" fo:min-width="10.7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ff0700" draw:marker-end="msArrowEnd_20_5" draw:marker-end-width="0.213cm" draw:marker-end-center="false" svg:stroke-linecap="butt" draw:fill="none" draw:fill-color="#00a8e3" draw:textarea-vertical-align="top" draw:auto-grow-height="false" fo:min-height="1.549cm" fo:min-width="10.7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00a8e3" draw:textarea-vertical-align="top" draw:auto-grow-height="false" fo:min-height="0.642cm" fo:min-width="10.65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00a8e3" draw:textarea-vertical-align="top" draw:auto-grow-height="false" fo:min-height="0.75cm" fo:min-width="10.717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f3962c" draw:marker-end="msArrowEnd_20_5" draw:marker-end-width="0.213cm" draw:marker-end-center="false" svg:stroke-linecap="butt" draw:fill="none" draw:fill-color="#00a8e3" draw:textarea-vertical-align="top" draw:auto-grow-height="false" fo:min-height="1.75cm" fo:min-width="10.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18cm" svg:stroke-color="#0d0d0d" svg:stroke-linecap="butt" draw:fill="solid" draw:fill-color="#ff0000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18cm" svg:stroke-color="#0d0d0d" svg:stroke-linecap="butt" draw:fill="solid" draw:fill-color="#f39600" draw:textarea-vertical-align="middle" draw:auto-grow-height="false" draw:fit-to-size="false" style:shrink-to-fit="false" fo:min-height="0.55cm" fo:min-width="0.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71cm" svg:stroke-color="#ff0000" draw:marker-end="msArrowEnd_20_5" draw:marker-end-width="0.213cm" draw:marker-end-center="false" svg:stroke-linecap="butt" draw:fill="none" draw:fill-color="#ff5200" draw:textarea-vertical-align="top" draw:auto-grow-height="false" fo:min-height="1.749cm" fo:min-width="10.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ff0000" draw:marker-end="msArrowEnd_20_5" draw:marker-end-width="0.213cm" draw:marker-end-center="false" svg:stroke-linecap="butt" draw:fill="none" draw:textarea-vertical-align="top" draw:auto-grow-height="false" fo:min-height="2.149cm" fo:min-width="10.7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ff0000" draw:marker-end="msArrowEnd_20_5" draw:marker-end-width="0.213cm" draw:marker-end-center="false" svg:stroke-linecap="butt" draw:fill="none" draw:fill-color="#ff5200" draw:textarea-vertical-align="top" draw:auto-grow-height="false" fo:min-height="1.549cm" fo:min-width="10.7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ff0000" draw:marker-end="msArrowEnd_20_5" draw:marker-end-width="0.213cm" draw:marker-end-center="false" svg:stroke-linecap="butt" draw:fill="none" draw:fill-color="#ff5200" draw:textarea-vertical-align="top" draw:auto-grow-height="false" fo:min-height="1.949cm" fo:min-width="10.7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textarea-vertical-align="top" draw:auto-grow-height="false" fo:min-height="0.749cm" fo:min-width="10.7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textarea-vertical-align="top" draw:auto-grow-height="false" fo:min-height="2.549cm" fo:min-width="10.7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textarea-vertical-align="top" draw:auto-grow-height="false" fo:min-height="2.949cm" fo:min-width="10.7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textarea-vertical-align="top" draw:auto-grow-height="false" fo:min-height="0.349cm" fo:min-width="10.7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textarea-vertical-align="top" draw:auto-grow-height="false" fo:min-height="1.749cm" fo:min-width="10.7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textarea-vertical-align="top" draw:auto-grow-height="false" fo:min-height="1.349cm" fo:min-width="10.7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textarea-vertical-align="top" draw:auto-grow-height="false" fo:min-height="0.949cm" fo:min-width="10.7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textarea-vertical-align="top" draw:auto-grow-height="false" fo:min-height="1.949cm" fo:min-width="10.7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textarea-vertical-align="top" draw:auto-grow-height="false" fo:min-height="0.549cm" fo:min-width="10.7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71cm" svg:stroke-color="#ffb900" draw:marker-end="msArrowEnd_20_5" draw:marker-end-width="0.213cm" draw:marker-end-center="false" svg:stroke-linecap="butt" draw:fill="none" draw:fill-color="#ff5200" draw:textarea-vertical-align="top" draw:auto-grow-height="false" fo:min-height="1.549cm" fo:min-width="10.7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3962c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00a8e3"/>
      <style:paragraph-properties fo:text-align="center" style:font-independent-line-spacing="true"/>
      <style:text-properties fo:font-size="18pt"/>
    </style:style>
    <style:style style:name="P4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f0700"/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5200"/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10" style:family="paragraph">
      <loext:graphic-properties draw:fill="none" draw:fill-color="#00a8e3"/>
      <style:paragraph-properties fo:text-align="center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P13" style:family="paragraph">
      <loext:graphic-properties draw:fill="solid" draw:fill-color="#f39600"/>
      <style:paragraph-properties fo:text-align="center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Titelfolie" presentation:presentation-page-layout-name="AL1T0">
        <draw:custom-shape draw:name="Ellipse 3_0" draw:style-name="gr1" draw:text-style-name="P1" draw:layer="layout" svg:width="0.799cm" svg:height="0.799cm" svg:x="2.699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1" draw:style-name="gr1" draw:text-style-name="P1" draw:layer="layout" svg:width="0.799cm" svg:height="0.799cm" svg:x="2.699cm" svg:y="2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1" draw:style-name="gr2" draw:text-style-name="P2" draw:layer="layout" svg:width="0.799cm" svg:height="0.799cm" svg:x="2.699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1" draw:style-name="gr1" draw:text-style-name="P1" draw:layer="layout" svg:width="0.799cm" svg:height="0.799cm" svg:x="2.699cm" svg:y="4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1" draw:style-name="gr1" draw:text-style-name="P1" draw:layer="layout" svg:width="0.799cm" svg:height="0.799cm" svg:x="2.699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_1" draw:style-name="gr2" draw:text-style-name="P2" draw:layer="layout" svg:width="0.799cm" svg:height="0.799cm" svg:x="2.699cm" svg:y="6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_1" draw:style-name="gr2" draw:text-style-name="P2" draw:layer="layout" svg:width="0.799cm" svg:height="0.799cm" svg:x="2.699cm" svg:y="7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_1" draw:style-name="gr2" draw:text-style-name="P2" draw:layer="layout" svg:width="0.799cm" svg:height="0.799cm" svg:x="2.699cm" svg:y="8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_1" draw:style-name="gr2" draw:text-style-name="P2" draw:layer="layout" svg:width="0.799cm" svg:height="0.799cm" svg:x="2.699cm" svg:y="9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_1" draw:style-name="gr3" draw:text-style-name="P1" draw:layer="layout" svg:width="0.799cm" svg:height="0.799cm" svg:x="1.8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_1" draw:style-name="gr3" draw:text-style-name="P1" draw:layer="layout" svg:width="0.799cm" svg:height="0.799cm" svg:x="2.6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1" draw:style-name="gr4" draw:text-style-name="P2" draw:layer="layout" svg:width="0.799cm" svg:height="0.799cm" svg:x="3.4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_1" draw:style-name="gr3" draw:text-style-name="P1" draw:layer="layout" svg:width="0.799cm" svg:height="0.799cm" svg:x="1.8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_1" draw:style-name="gr3" draw:text-style-name="P1" draw:layer="layout" svg:width="0.799cm" svg:height="0.799cm" svg:x="2.6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_1" draw:style-name="gr4" draw:text-style-name="P2" draw:layer="layout" svg:width="0.799cm" svg:height="0.799cm" svg:x="3.4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_1" draw:style-name="gr4" draw:text-style-name="P2" draw:layer="layout" svg:width="0.799cm" svg:height="0.799cm" svg:x="1.8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_1" draw:style-name="gr4" draw:text-style-name="P2" draw:layer="layout" svg:width="0.799cm" svg:height="0.799cm" svg:x="2.6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_1" draw:style-name="gr4" draw:text-style-name="P2" draw:layer="layout" svg:width="0.799cm" svg:height="0.799cm" svg:x="3.4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_1" draw:style-name="gr5" draw:text-style-name="P3" draw:layer="layout" svg:width="0.799cm" svg:height="0.799cm" svg:x="14.7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1" draw:style-name="gr6" draw:text-style-name="P4" draw:layer="layout" svg:width="0.799cm" svg:height="0.799cm" svg:x="14.7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1" draw:style-name="gr6" draw:text-style-name="P4" draw:layer="layout" svg:width="0.799cm" svg:height="0.799cm" svg:x="14.7cm" svg:y="6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_1" draw:style-name="gr6" draw:text-style-name="P4" draw:layer="layout" svg:width="0.799cm" svg:height="0.799cm" svg:x="14.7cm" svg:y="7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_1" draw:style-name="gr7" draw:text-style-name="P3" draw:layer="layout" svg:width="0.799cm" svg:height="0.799cm" svg:x="14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_1" draw:style-name="gr8" draw:text-style-name="P4" draw:layer="layout" svg:width="0.799cm" svg:height="0.799cm" svg:x="15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_1" draw:style-name="gr8" draw:text-style-name="P4" draw:layer="layout" svg:width="0.799cm" svg:height="0.799cm" svg:x="14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_1" draw:style-name="gr8" draw:text-style-name="P4" draw:layer="layout" svg:width="0.799cm" svg:height="0.799cm" svg:x="15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4_1" draw:style-name="gr9" draw:text-style-name="P5" draw:layer="layout" svg:width="11.2cm" svg:height="1.9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3_1" draw:style-name="gr10" draw:text-style-name="P5" draw:layer="layout" svg:width="11.2cm" svg:height="0.9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_1" draw:style-name="gr10" draw:text-style-name="P5" draw:layer="layout" svg:width="11.2cm" svg:height="0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6_1" draw:style-name="gr9" draw:text-style-name="P5" draw:layer="layout" svg:width="11.2cm" svg:height="1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0">
        <draw:custom-shape draw:name="Ellipse 3_1" draw:style-name="gr2" draw:text-style-name="P2" draw:layer="layout" svg:width="0.799cm" svg:height="0.799cm" svg:x="2.699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2" draw:style-name="gr1" draw:text-style-name="P1" draw:layer="layout" svg:width="0.799cm" svg:height="0.799cm" svg:x="2.699cm" svg:y="2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2" draw:style-name="gr1" draw:text-style-name="P1" draw:layer="layout" svg:width="0.799cm" svg:height="0.799cm" svg:x="2.699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2" draw:style-name="gr2" draw:text-style-name="P2" draw:layer="layout" svg:width="0.799cm" svg:height="0.799cm" svg:x="2.699cm" svg:y="4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2" draw:style-name="gr1" draw:text-style-name="P1" draw:layer="layout" svg:width="0.799cm" svg:height="0.799cm" svg:x="2.699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_2" draw:style-name="gr1" draw:text-style-name="P1" draw:layer="layout" svg:width="0.799cm" svg:height="0.799cm" svg:x="2.699cm" svg:y="6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_2" draw:style-name="gr2" draw:text-style-name="P2" draw:layer="layout" svg:width="0.799cm" svg:height="0.799cm" svg:x="2.699cm" svg:y="7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_2" draw:style-name="gr2" draw:text-style-name="P2" draw:layer="layout" svg:width="0.799cm" svg:height="0.799cm" svg:x="2.699cm" svg:y="8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_2" draw:style-name="gr2" draw:text-style-name="P2" draw:layer="layout" svg:width="0.799cm" svg:height="0.799cm" svg:x="2.699cm" svg:y="9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_2" draw:style-name="gr4" draw:text-style-name="P2" draw:layer="layout" svg:width="0.799cm" svg:height="0.799cm" svg:x="1.8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_2" draw:style-name="gr3" draw:text-style-name="P1" draw:layer="layout" svg:width="0.799cm" svg:height="0.799cm" svg:x="2.6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2" draw:style-name="gr3" draw:text-style-name="P1" draw:layer="layout" svg:width="0.799cm" svg:height="0.799cm" svg:x="3.4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_2" draw:style-name="gr4" draw:text-style-name="P2" draw:layer="layout" svg:width="0.799cm" svg:height="0.799cm" svg:x="1.8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_2" draw:style-name="gr3" draw:text-style-name="P1" draw:layer="layout" svg:width="0.799cm" svg:height="0.799cm" svg:x="2.6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_2" draw:style-name="gr3" draw:text-style-name="P1" draw:layer="layout" svg:width="0.799cm" svg:height="0.799cm" svg:x="3.4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_2" draw:style-name="gr4" draw:text-style-name="P2" draw:layer="layout" svg:width="0.799cm" svg:height="0.799cm" svg:x="1.8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_2" draw:style-name="gr4" draw:text-style-name="P2" draw:layer="layout" svg:width="0.799cm" svg:height="0.799cm" svg:x="2.6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_2" draw:style-name="gr4" draw:text-style-name="P2" draw:layer="layout" svg:width="0.799cm" svg:height="0.799cm" svg:x="3.4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_2" draw:style-name="gr6" draw:text-style-name="P4" draw:layer="layout" svg:width="0.799cm" svg:height="0.799cm" svg:x="14.7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2" draw:style-name="gr5" draw:text-style-name="P3" draw:layer="layout" svg:width="0.799cm" svg:height="0.799cm" svg:x="14.7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2" draw:style-name="gr6" draw:text-style-name="P4" draw:layer="layout" svg:width="0.799cm" svg:height="0.799cm" svg:x="14.7cm" svg:y="6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_2" draw:style-name="gr6" draw:text-style-name="P4" draw:layer="layout" svg:width="0.799cm" svg:height="0.799cm" svg:x="14.7cm" svg:y="7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_2" draw:style-name="gr8" draw:text-style-name="P4" draw:layer="layout" svg:width="0.799cm" svg:height="0.799cm" svg:x="14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_2" draw:style-name="gr7" draw:text-style-name="P3" draw:layer="layout" svg:width="0.799cm" svg:height="0.799cm" svg:x="15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_2" draw:style-name="gr8" draw:text-style-name="P4" draw:layer="layout" svg:width="0.799cm" svg:height="0.799cm" svg:x="14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_2" draw:style-name="gr8" draw:text-style-name="P4" draw:layer="layout" svg:width="0.799cm" svg:height="0.799cm" svg:x="15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4_2" draw:style-name="gr12" draw:text-style-name="P7" draw:layer="layout" svg:width="11.2cm" svg:height="1.9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7_2" draw:style-name="gr13" draw:text-style-name="P8" draw:layer="layout" svg:width="11.2cm" svg:height="2.3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3_2" draw:style-name="gr14" draw:text-style-name="P8" draw:layer="layout" svg:width="11.2cm" svg:height="0.9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_2" draw:style-name="gr14" draw:text-style-name="P8" draw:layer="layout" svg:width="11.2cm" svg:height="0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4_2" draw:style-name="gr15" draw:text-style-name="P8" draw:layer="layout" svg:width="11.2cm" svg:height="0.599cm" svg:x="3.499cm" svg:y="5.5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6_2" draw:style-name="gr16" draw:text-style-name="P8" draw:layer="layout" svg:width="11.2cm" svg:height="1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8_2" draw:style-name="gr17" draw:text-style-name="P8" draw:layer="layout" svg:width="11.2cm" svg:height="1.599cm" svg:x="3.499cm" svg:y="5.5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7_0" draw:style-name="gr18" draw:text-style-name="P8" draw:layer="layout" svg:width="11.2cm" svg:height="1.387cm" svg:x="3.482cm" svg:y="4.13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0">
        <draw:custom-shape draw:name="Ellipse 3_2" draw:style-name="gr2" draw:text-style-name="P2" draw:layer="layout" svg:width="0.799cm" svg:height="0.799cm" svg:x="2.699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3" draw:style-name="gr2" draw:text-style-name="P2" draw:layer="layout" svg:width="0.799cm" svg:height="0.799cm" svg:x="2.699cm" svg:y="2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3" draw:style-name="gr2" draw:text-style-name="P2" draw:layer="layout" svg:width="0.799cm" svg:height="0.799cm" svg:x="2.699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3" draw:style-name="gr1" draw:text-style-name="P1" draw:layer="layout" svg:width="0.799cm" svg:height="0.799cm" svg:x="2.699cm" svg:y="4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3" draw:style-name="gr1" draw:text-style-name="P1" draw:layer="layout" svg:width="0.799cm" svg:height="0.799cm" svg:x="2.699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_3" draw:style-name="gr2" draw:text-style-name="P2" draw:layer="layout" svg:width="0.799cm" svg:height="0.799cm" svg:x="2.699cm" svg:y="6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_3" draw:style-name="gr1" draw:text-style-name="P1" draw:layer="layout" svg:width="0.799cm" svg:height="0.799cm" svg:x="2.699cm" svg:y="7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_3" draw:style-name="gr1" draw:text-style-name="P1" draw:layer="layout" svg:width="0.799cm" svg:height="0.799cm" svg:x="2.699cm" svg:y="8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_3" draw:style-name="gr2" draw:text-style-name="P2" draw:layer="layout" svg:width="0.799cm" svg:height="0.799cm" svg:x="2.699cm" svg:y="9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_3" draw:style-name="gr4" draw:text-style-name="P2" draw:layer="layout" svg:width="0.799cm" svg:height="0.799cm" svg:x="1.8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_3" draw:style-name="gr4" draw:text-style-name="P2" draw:layer="layout" svg:width="0.799cm" svg:height="0.799cm" svg:x="2.6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3" draw:style-name="gr4" draw:text-style-name="P2" draw:layer="layout" svg:width="0.799cm" svg:height="0.799cm" svg:x="3.4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_3" draw:style-name="gr3" draw:text-style-name="P1" draw:layer="layout" svg:width="0.799cm" svg:height="0.799cm" svg:x="1.8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_3" draw:style-name="gr3" draw:text-style-name="P1" draw:layer="layout" svg:width="0.799cm" svg:height="0.799cm" svg:x="2.6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_3" draw:style-name="gr4" draw:text-style-name="P2" draw:layer="layout" svg:width="0.799cm" svg:height="0.799cm" svg:x="3.4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_3" draw:style-name="gr3" draw:text-style-name="P1" draw:layer="layout" svg:width="0.799cm" svg:height="0.799cm" svg:x="1.8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_3" draw:style-name="gr3" draw:text-style-name="P1" draw:layer="layout" svg:width="0.799cm" svg:height="0.799cm" svg:x="2.6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_3" draw:style-name="gr4" draw:text-style-name="P2" draw:layer="layout" svg:width="0.799cm" svg:height="0.799cm" svg:x="3.4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_3" draw:style-name="gr6" draw:text-style-name="P4" draw:layer="layout" svg:width="0.799cm" svg:height="0.799cm" svg:x="14.7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3" draw:style-name="gr6" draw:text-style-name="P4" draw:layer="layout" svg:width="0.799cm" svg:height="0.799cm" svg:x="14.7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3" draw:style-name="gr5" draw:text-style-name="P3" draw:layer="layout" svg:width="0.799cm" svg:height="0.799cm" svg:x="14.7cm" svg:y="6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_3" draw:style-name="gr6" draw:text-style-name="P4" draw:layer="layout" svg:width="0.799cm" svg:height="0.799cm" svg:x="14.7cm" svg:y="7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_3" draw:style-name="gr8" draw:text-style-name="P4" draw:layer="layout" svg:width="0.799cm" svg:height="0.799cm" svg:x="14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_3" draw:style-name="gr8" draw:text-style-name="P4" draw:layer="layout" svg:width="0.799cm" svg:height="0.799cm" svg:x="15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_3" draw:style-name="gr7" draw:text-style-name="P3" draw:layer="layout" svg:width="0.799cm" svg:height="0.799cm" svg:x="14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_3" draw:style-name="gr8" draw:text-style-name="P4" draw:layer="layout" svg:width="0.799cm" svg:height="0.799cm" svg:x="15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4_3" draw:style-name="gr12" draw:text-style-name="P7" draw:layer="layout" svg:width="11.2cm" svg:height="1.9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7_3" draw:style-name="gr19" draw:text-style-name="P8" draw:layer="layout" svg:width="11.2cm" svg:height="2.3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_3" draw:style-name="gr20" draw:text-style-name="P7" draw:layer="layout" svg:width="11.2cm" svg:height="1.7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3_3" draw:style-name="gr14" draw:text-style-name="P8" draw:layer="layout" svg:width="11.2cm" svg:height="0.9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_3" draw:style-name="gr21" draw:text-style-name="P8" draw:layer="layout" svg:width="11.137cm" svg:height="0.749cm" draw:transform="rotate (-0.00977384381116877) translate (3.556cm 6.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_3" draw:style-name="gr14" draw:text-style-name="P8" draw:layer="layout" svg:width="11.2cm" svg:height="0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4_3" draw:style-name="gr22" draw:text-style-name="P8" draw:layer="layout" svg:width="11.2cm" svg:height="0.599cm" svg:x="3.499cm" svg:y="5.5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6_3" draw:style-name="gr16" draw:text-style-name="P8" draw:layer="layout" svg:width="11.2cm" svg:height="1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8_3" draw:style-name="gr23" draw:text-style-name="P8" draw:layer="layout" svg:width="11.2cm" svg:height="1.599cm" svg:x="3.499cm" svg:y="5.5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0_3" draw:style-name="gr24" draw:text-style-name="P8" draw:layer="layout" svg:width="11.2cm" svg:height="1.199cm" svg:x="3.499cm" svg:y="6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2_3" draw:style-name="gr25" draw:text-style-name="P8" draw:layer="layout" svg:width="11.2cm" svg:height="2.199cm" svg:x="3.499cm" svg:y="6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_0" draw:style-name="gr26" draw:text-style-name="P8" draw:layer="layout" svg:width="11.218cm" svg:height="1.402cm" svg:x="3.482cm" svg:y="4.12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custom-shape draw:name="Ellipse 3_4" draw:style-name="gr2" draw:text-style-name="P2" draw:layer="layout" svg:width="0.799cm" svg:height="0.799cm" svg:x="2.698cm" svg:y="1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0" draw:style-name="gr2" draw:text-style-name="P2" draw:layer="layout" svg:width="0.799cm" svg:height="0.799cm" svg:x="2.698cm" svg:y="2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0" draw:style-name="gr2" draw:text-style-name="P2" draw:layer="layout" svg:width="0.799cm" svg:height="0.799cm" svg:x="2.698cm" svg:y="3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0" draw:style-name="gr2" draw:text-style-name="P2" draw:layer="layout" svg:width="0.799cm" svg:height="0.799cm" svg:x="2.698cm" svg:y="4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0" draw:style-name="gr1" draw:text-style-name="P1" draw:layer="layout" svg:width="0.799cm" svg:height="0.799cm" svg:x="2.698cm" svg:y="5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_0" draw:style-name="gr1" draw:text-style-name="P1" draw:layer="layout" svg:width="0.799cm" svg:height="0.799cm" svg:x="2.698cm" svg:y="6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_0" draw:style-name="gr2" draw:text-style-name="P2" draw:layer="layout" svg:width="0.799cm" svg:height="0.799cm" svg:x="2.698cm" svg:y="7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_0" draw:style-name="gr1" draw:text-style-name="P1" draw:layer="layout" svg:width="0.799cm" svg:height="0.799cm" svg:x="2.698cm" svg:y="8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_0" draw:style-name="gr1" draw:text-style-name="P1" draw:layer="layout" svg:width="0.799cm" svg:height="0.799cm" svg:x="2.698cm" svg:y="9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_0" draw:style-name="gr27" draw:text-style-name="P9" draw:layer="layout" svg:width="0.799cm" svg:height="0.799cm" svg:x="1.898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_0" draw:style-name="gr27" draw:text-style-name="P9" draw:layer="layout" svg:width="0.799cm" svg:height="0.799cm" svg:x="2.698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0" draw:style-name="gr27" draw:text-style-name="P9" draw:layer="layout" svg:width="0.799cm" svg:height="0.799cm" svg:x="3.498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_0" draw:style-name="gr27" draw:text-style-name="P9" draw:layer="layout" svg:width="0.799cm" svg:height="0.799cm" svg:x="1.89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_0" draw:style-name="gr3" draw:text-style-name="P1" draw:layer="layout" svg:width="0.799cm" svg:height="0.799cm" svg:x="2.69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_0" draw:style-name="gr3" draw:text-style-name="P1" draw:layer="layout" svg:width="0.799cm" svg:height="0.799cm" svg:x="3.49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_0" draw:style-name="gr27" draw:text-style-name="P9" draw:layer="layout" svg:width="0.799cm" svg:height="0.799cm" svg:x="1.898cm" svg:y="1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_0" draw:style-name="gr3" draw:text-style-name="P1" draw:layer="layout" svg:width="0.799cm" svg:height="0.799cm" svg:x="2.698cm" svg:y="1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_0" draw:style-name="gr3" draw:text-style-name="P1" draw:layer="layout" svg:width="0.799cm" svg:height="0.799cm" svg:x="3.498cm" svg:y="1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_0" draw:style-name="gr6" draw:text-style-name="P4" draw:layer="layout" svg:width="0.799cm" svg:height="0.799cm" svg:x="14.699cm" svg:y="3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0" draw:style-name="gr6" draw:text-style-name="P4" draw:layer="layout" svg:width="0.799cm" svg:height="0.799cm" svg:x="14.699cm" svg:y="5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0" draw:style-name="gr6" draw:text-style-name="P4" draw:layer="layout" svg:width="0.799cm" svg:height="0.799cm" svg:x="14.699cm" svg:y="6.5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_0" draw:style-name="gr5" draw:text-style-name="P3" draw:layer="layout" svg:width="0.799cm" svg:height="0.799cm" svg:x="14.699cm" svg:y="7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_0" draw:style-name="gr8" draw:text-style-name="P4" draw:layer="layout" svg:width="0.799cm" svg:height="0.799cm" svg:x="14.299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_0" draw:style-name="gr8" draw:text-style-name="P4" draw:layer="layout" svg:width="0.799cm" svg:height="0.799cm" svg:x="15.099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4_0" draw:style-name="gr12" draw:text-style-name="P7" draw:layer="layout" svg:width="11.2cm" svg:height="1.999cm" svg:x="3.498cm" svg:y="2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7_1" draw:style-name="gr19" draw:text-style-name="P8" draw:layer="layout" svg:width="11.2cm" svg:height="2.399cm" svg:x="3.498cm" svg:y="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_0" draw:style-name="gr28" draw:text-style-name="P10" draw:layer="layout" svg:width="11.2cm" svg:height="1.799cm" svg:x="3.498cm" svg:y="5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3_0" draw:style-name="gr14" draw:text-style-name="P8" draw:layer="layout" svg:width="11.2cm" svg:height="0.999cm" svg:x="3.498cm" svg:y="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_1" draw:style-name="gr29" draw:text-style-name="P10" draw:layer="layout" svg:width="11.137cm" svg:height="0.749cm" draw:transform="rotate (-0.00977384381116877) translate (3.555cm 6.1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_0" draw:style-name="gr14" draw:text-style-name="P8" draw:layer="layout" svg:width="11.2cm" svg:height="0.999cm" svg:x="3.498cm" svg:y="4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4_0" draw:style-name="gr30" draw:text-style-name="P10" draw:layer="layout" svg:width="11.2cm" svg:height="0.599cm" svg:x="3.498cm" svg:y="5.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6_0" draw:style-name="gr16" draw:text-style-name="P8" draw:layer="layout" svg:width="11.2cm" svg:height="1.999cm" svg:x="3.498cm" svg:y="4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8_0" draw:style-name="gr31" draw:text-style-name="P10" draw:layer="layout" svg:width="11.2cm" svg:height="1.599cm" svg:x="3.498cm" svg:y="5.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0_0" draw:style-name="gr32" draw:text-style-name="P10" draw:layer="layout" svg:width="11.2cm" svg:height="1.199cm" svg:x="3.498cm" svg:y="6.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2_0" draw:style-name="gr33" draw:text-style-name="P10" draw:layer="layout" svg:width="11.2cm" svg:height="2.199cm" svg:x="3.498cm" svg:y="6.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_2" draw:style-name="gr26" draw:text-style-name="P8" draw:layer="layout" svg:width="11.218cm" svg:height="1.402cm" svg:x="3.481cm" svg:y="4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29_5" draw:style-name="gr8" draw:text-style-name="P4" draw:layer="layout" svg:width="0.799cm" svg:height="0.799cm" svg:x="14.299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_5" draw:style-name="gr7" draw:text-style-name="P3" draw:layer="layout" svg:width="0.799cm" svg:height="0.799cm" svg:x="15.099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_1" draw:style-name="gr34" draw:text-style-name="P10" draw:layer="layout" svg:width="11.118cm" svg:height="1.996cm" svg:x="3.481cm" svg:y="6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_5" draw:style-name="gr35" draw:text-style-name="P10" draw:layer="layout" svg:width="11.152cm" svg:height="0.892cm" draw:transform="rotate (-0.00977384381116877) translate (3.538cm 7.1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_1" draw:style-name="gr36" draw:text-style-name="P10" draw:layer="layout" svg:width="11.217cm" svg:height="1cm" svg:x="3.481cm" svg:y="8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2_1" draw:style-name="gr37" draw:text-style-name="P10" draw:layer="layout" svg:width="11.2cm" svg:height="2cm" svg:x="3.481cm" svg:y="8.1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page-thumbnail draw:style-name="gr11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custom-shape draw:name="Ellipse 3_6" draw:style-name="gr2" draw:text-style-name="P2" draw:layer="layout" svg:width="0.799cm" svg:height="0.799cm" svg:x="2.698cm" svg:y="1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6" draw:style-name="gr2" draw:text-style-name="P2" draw:layer="layout" svg:width="0.799cm" svg:height="0.799cm" svg:x="2.698cm" svg:y="2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6" draw:style-name="gr2" draw:text-style-name="P2" draw:layer="layout" svg:width="0.799cm" svg:height="0.799cm" svg:x="2.698cm" svg:y="3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6" draw:style-name="gr2" draw:text-style-name="P2" draw:layer="layout" svg:width="0.799cm" svg:height="0.799cm" svg:x="2.698cm" svg:y="4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6" draw:style-name="gr2" draw:text-style-name="P2" draw:layer="layout" svg:width="0.799cm" svg:height="0.799cm" svg:x="2.698cm" svg:y="5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_6" draw:style-name="gr2" draw:text-style-name="P2" draw:layer="layout" svg:width="0.799cm" svg:height="0.799cm" svg:x="2.698cm" svg:y="6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_6" draw:style-name="gr2" draw:text-style-name="P2" draw:layer="layout" svg:width="0.799cm" svg:height="0.799cm" svg:x="2.698cm" svg:y="7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_6" draw:style-name="gr2" draw:text-style-name="P2" draw:layer="layout" svg:width="0.799cm" svg:height="0.799cm" svg:x="2.698cm" svg:y="8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_6" draw:style-name="gr2" draw:text-style-name="P2" draw:layer="layout" svg:width="0.799cm" svg:height="0.799cm" svg:x="2.698cm" svg:y="9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_6" draw:style-name="gr27" draw:text-style-name="P9" draw:layer="layout" svg:width="0.799cm" svg:height="0.799cm" svg:x="1.898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_6" draw:style-name="gr27" draw:text-style-name="P9" draw:layer="layout" svg:width="0.799cm" svg:height="0.799cm" svg:x="2.698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6" draw:style-name="gr27" draw:text-style-name="P9" draw:layer="layout" svg:width="0.799cm" svg:height="0.799cm" svg:x="3.498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_6" draw:style-name="gr27" draw:text-style-name="P9" draw:layer="layout" svg:width="0.799cm" svg:height="0.799cm" svg:x="1.89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_6" draw:style-name="gr3" draw:text-style-name="P1" draw:layer="layout" svg:width="0.799cm" svg:height="0.799cm" svg:x="2.69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_6" draw:style-name="gr3" draw:text-style-name="P1" draw:layer="layout" svg:width="0.799cm" svg:height="0.799cm" svg:x="3.498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_6" draw:style-name="gr27" draw:text-style-name="P9" draw:layer="layout" svg:width="0.799cm" svg:height="0.799cm" svg:x="1.898cm" svg:y="1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_6" draw:style-name="gr3" draw:text-style-name="P1" draw:layer="layout" svg:width="0.799cm" svg:height="0.799cm" svg:x="2.698cm" svg:y="1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_6" draw:style-name="gr3" draw:text-style-name="P1" draw:layer="layout" svg:width="0.799cm" svg:height="0.799cm" svg:x="3.498cm" svg:y="12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_6" draw:style-name="gr6" draw:text-style-name="P4" draw:layer="layout" svg:width="0.799cm" svg:height="0.799cm" svg:x="14.699cm" svg:y="3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6" draw:style-name="gr6" draw:text-style-name="P4" draw:layer="layout" svg:width="0.799cm" svg:height="0.799cm" svg:x="14.699cm" svg:y="5.1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6" draw:style-name="gr6" draw:text-style-name="P4" draw:layer="layout" svg:width="0.799cm" svg:height="0.799cm" svg:x="14.699cm" svg:y="6.5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_6" draw:style-name="gr6" draw:text-style-name="P4" draw:layer="layout" svg:width="0.799cm" svg:height="0.799cm" svg:x="14.699cm" svg:y="7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_8" draw:style-name="gr8" draw:text-style-name="P4" draw:layer="layout" svg:width="0.799cm" svg:height="0.799cm" svg:x="14.299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_8" draw:style-name="gr8" draw:text-style-name="P4" draw:layer="layout" svg:width="0.799cm" svg:height="0.799cm" svg:x="15.099cm" svg:y="11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4_6" draw:style-name="gr38" draw:text-style-name="P7" draw:layer="layout" svg:width="11.2cm" svg:height="1.999cm" svg:x="3.498cm" svg:y="2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7_6" draw:style-name="gr13" draw:text-style-name="P8" draw:layer="layout" svg:width="11.2cm" svg:height="2.399cm" svg:x="3.498cm" svg:y="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_7" draw:style-name="gr39" draw:text-style-name="P10" draw:layer="layout" svg:width="11.2cm" svg:height="1.799cm" svg:x="3.498cm" svg:y="5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3_6" draw:style-name="gr14" draw:text-style-name="P8" draw:layer="layout" svg:width="11.2cm" svg:height="0.999cm" svg:x="3.498cm" svg:y="3.1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_9" draw:style-name="gr29" draw:text-style-name="P10" draw:layer="layout" svg:width="11.137cm" svg:height="0.749cm" draw:transform="rotate (-0.00977384381116877) translate (3.555cm 6.1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_6" draw:style-name="gr14" draw:text-style-name="P8" draw:layer="layout" svg:width="11.2cm" svg:height="0.999cm" svg:x="3.498cm" svg:y="4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4_6" draw:style-name="gr30" draw:text-style-name="P10" draw:layer="layout" svg:width="11.2cm" svg:height="0.599cm" svg:x="3.498cm" svg:y="5.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6_6" draw:style-name="gr16" draw:text-style-name="P8" draw:layer="layout" svg:width="11.2cm" svg:height="1.999cm" svg:x="3.498cm" svg:y="4.1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8_6" draw:style-name="gr31" draw:text-style-name="P10" draw:layer="layout" svg:width="11.2cm" svg:height="1.599cm" svg:x="3.498cm" svg:y="5.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0_7" draw:style-name="gr32" draw:text-style-name="P10" draw:layer="layout" svg:width="11.2cm" svg:height="1.199cm" svg:x="3.498cm" svg:y="6.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2_7" draw:style-name="gr33" draw:text-style-name="P10" draw:layer="layout" svg:width="11.2cm" svg:height="2.199cm" svg:x="3.498cm" svg:y="6.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_10" draw:style-name="gr26" draw:text-style-name="P8" draw:layer="layout" svg:width="11.218cm" svg:height="1.402cm" svg:x="3.481cm" svg:y="4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29_9" draw:style-name="gr8" draw:text-style-name="P4" draw:layer="layout" svg:width="0.799cm" svg:height="0.799cm" svg:x="14.299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_9" draw:style-name="gr8" draw:text-style-name="P4" draw:layer="layout" svg:width="0.799cm" svg:height="0.799cm" svg:x="15.099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_8" draw:style-name="gr34" draw:text-style-name="P10" draw:layer="layout" svg:width="11.118cm" svg:height="1.996cm" svg:x="3.481cm" svg:y="6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_11" draw:style-name="gr40" draw:text-style-name="P10" draw:layer="layout" svg:width="11.152cm" svg:height="0.892cm" draw:transform="rotate (-0.00977384381116877) translate (3.538cm 7.1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_8" draw:style-name="gr41" draw:text-style-name="P10" draw:layer="layout" svg:width="11.217cm" svg:height="1cm" svg:x="3.481cm" svg:y="8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2_8" draw:style-name="gr42" draw:text-style-name="P10" draw:layer="layout" svg:width="11.2cm" svg:height="2cm" svg:x="3.481cm" svg:y="8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25_1" draw:style-name="gr43" draw:text-style-name="P12" draw:layer="layout" svg:width="0.799cm" svg:height="0.799cm" svg:x="8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_1" draw:style-name="gr44" draw:text-style-name="P13" draw:layer="layout" svg:width="0.799cm" svg:height="0.799cm" svg:x="9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_1" draw:style-name="gr44" draw:text-style-name="P13" draw:layer="layout" svg:width="0.799cm" svg:height="0.799cm" svg:x="8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_1" draw:style-name="gr44" draw:text-style-name="P13" draw:layer="layout" svg:width="0.799cm" svg:height="0.799cm" svg:x="9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_2" draw:style-name="gr43" draw:text-style-name="P12" draw:layer="layout" svg:width="0.799cm" svg:height="0.799cm" svg:x="8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_2" draw:style-name="gr44" draw:text-style-name="P13" draw:layer="layout" svg:width="0.799cm" svg:height="0.799cm" svg:x="9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_2" draw:style-name="gr44" draw:text-style-name="P13" draw:layer="layout" svg:width="0.799cm" svg:height="0.799cm" svg:x="8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_2" draw:style-name="gr44" draw:text-style-name="P13" draw:layer="layout" svg:width="0.799cm" svg:height="0.799cm" svg:x="9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0">
        <draw:custom-shape draw:name="Ellipse 3" draw:style-name="gr2" draw:text-style-name="P2" draw:layer="layout" svg:width="0.799cm" svg:height="0.799cm" svg:x="2.699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2" draw:text-style-name="P2" draw:layer="layout" svg:width="0.799cm" svg:height="0.799cm" svg:x="2.699cm" svg:y="2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2" draw:text-style-name="P2" draw:layer="layout" svg:width="0.799cm" svg:height="0.799cm" svg:x="2.699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2" draw:text-style-name="P2" draw:layer="layout" svg:width="0.799cm" svg:height="0.799cm" svg:x="2.699cm" svg:y="4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2" draw:text-style-name="P2" draw:layer="layout" svg:width="0.799cm" svg:height="0.799cm" svg:x="2.699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2" draw:text-style-name="P2" draw:layer="layout" svg:width="0.799cm" svg:height="0.799cm" svg:x="2.699cm" svg:y="6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2" draw:text-style-name="P2" draw:layer="layout" svg:width="0.799cm" svg:height="0.799cm" svg:x="2.699cm" svg:y="7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2" draw:text-style-name="P2" draw:layer="layout" svg:width="0.799cm" svg:height="0.799cm" svg:x="2.699cm" svg:y="8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2" draw:text-style-name="P2" draw:layer="layout" svg:width="0.799cm" svg:height="0.799cm" svg:x="2.699cm" svg:y="9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" draw:style-name="gr4" draw:text-style-name="P2" draw:layer="layout" svg:width="0.799cm" svg:height="0.799cm" svg:x="1.8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4" draw:text-style-name="P2" draw:layer="layout" svg:width="0.799cm" svg:height="0.799cm" svg:x="2.6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4" draw:text-style-name="P2" draw:layer="layout" svg:width="0.799cm" svg:height="0.799cm" svg:x="3.4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4" draw:text-style-name="P2" draw:layer="layout" svg:width="0.799cm" svg:height="0.799cm" svg:x="1.8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4" draw:text-style-name="P2" draw:layer="layout" svg:width="0.799cm" svg:height="0.799cm" svg:x="2.6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4" draw:text-style-name="P2" draw:layer="layout" svg:width="0.799cm" svg:height="0.799cm" svg:x="3.4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" draw:style-name="gr4" draw:text-style-name="P2" draw:layer="layout" svg:width="0.799cm" svg:height="0.799cm" svg:x="1.8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" draw:style-name="gr4" draw:text-style-name="P2" draw:layer="layout" svg:width="0.799cm" svg:height="0.799cm" svg:x="2.6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" draw:style-name="gr4" draw:text-style-name="P2" draw:layer="layout" svg:width="0.799cm" svg:height="0.799cm" svg:x="3.4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" draw:style-name="gr6" draw:text-style-name="P4" draw:layer="layout" svg:width="0.799cm" svg:height="0.799cm" svg:x="14.7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6" draw:text-style-name="P4" draw:layer="layout" svg:width="0.799cm" svg:height="0.799cm" svg:x="14.7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6" draw:text-style-name="P4" draw:layer="layout" svg:width="0.799cm" svg:height="0.799cm" svg:x="14.7cm" svg:y="6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6" draw:text-style-name="P4" draw:layer="layout" svg:width="0.799cm" svg:height="0.799cm" svg:x="14.7cm" svg:y="7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5" draw:style-name="gr43" draw:text-style-name="P12" draw:layer="layout" svg:width="0.799cm" svg:height="0.799cm" svg:x="8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" draw:style-name="gr44" draw:text-style-name="P13" draw:layer="layout" svg:width="0.799cm" svg:height="0.799cm" svg:x="9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44" draw:text-style-name="P13" draw:layer="layout" svg:width="0.799cm" svg:height="0.799cm" svg:x="8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44" draw:text-style-name="P13" draw:layer="layout" svg:width="0.799cm" svg:height="0.799cm" svg:x="9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" draw:style-name="gr8" draw:text-style-name="P4" draw:layer="layout" svg:width="0.799cm" svg:height="0.799cm" svg:x="14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8" draw:text-style-name="P4" draw:layer="layout" svg:width="0.799cm" svg:height="0.799cm" svg:x="15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8" draw:text-style-name="P4" draw:layer="layout" svg:width="0.799cm" svg:height="0.799cm" svg:x="14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8" draw:text-style-name="P4" draw:layer="layout" svg:width="0.799cm" svg:height="0.799cm" svg:x="15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4" draw:style-name="gr45" draw:text-style-name="P7" draw:layer="layout" svg:width="11.2cm" svg:height="1.9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7" draw:style-name="gr46" draw:text-style-name="P8" draw:layer="layout" svg:width="11.2cm" svg:height="2.3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47" draw:text-style-name="P7" draw:layer="layout" svg:width="11.2cm" svg:height="1.7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48" draw:text-style-name="P7" draw:layer="layout" svg:width="11.2cm" svg:height="2.1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3" draw:style-name="gr49" draw:text-style-name="P8" draw:layer="layout" svg:width="11.2cm" svg:height="0.9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50" draw:text-style-name="P8" draw:layer="layout" svg:width="11.2cm" svg:height="2.7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49" draw:text-style-name="P8" draw:layer="layout" svg:width="11.2cm" svg:height="0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8" draw:style-name="gr51" draw:text-style-name="P8" draw:layer="layout" svg:width="11.2cm" svg:height="3.1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4" draw:style-name="gr52" draw:text-style-name="P8" draw:layer="layout" svg:width="11.2cm" svg:height="0.599cm" svg:x="3.499cm" svg:y="5.5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6" draw:style-name="gr53" draw:text-style-name="P8" draw:layer="layout" svg:width="11.2cm" svg:height="1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8" draw:style-name="gr54" draw:text-style-name="P8" draw:layer="layout" svg:width="11.2cm" svg:height="1.599cm" svg:x="3.499cm" svg:y="5.5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0" draw:style-name="gr55" draw:text-style-name="P8" draw:layer="layout" svg:width="11.2cm" svg:height="1.199cm" svg:x="3.499cm" svg:y="6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2" draw:style-name="gr56" draw:text-style-name="P8" draw:layer="layout" svg:width="11.2cm" svg:height="2.199cm" svg:x="3.499cm" svg:y="6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4" draw:style-name="gr57" draw:text-style-name="P8" draw:layer="layout" svg:width="11.2cm" svg:height="0.799cm" svg:x="3.499cm" svg:y="8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6" draw:style-name="gr58" draw:text-style-name="P7" draw:layer="layout" svg:width="11.2cm" svg:height="1.799cm" svg:x="3.499cm" svg:y="8.32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1T0">
        <draw:custom-shape draw:name="Ellipse 3_3" draw:style-name="gr2" draw:text-style-name="P2" draw:layer="layout" svg:width="0.799cm" svg:height="0.799cm" svg:x="2.699cm" svg:y="1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_4" draw:style-name="gr2" draw:text-style-name="P2" draw:layer="layout" svg:width="0.799cm" svg:height="0.799cm" svg:x="2.699cm" svg:y="2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_4" draw:style-name="gr2" draw:text-style-name="P2" draw:layer="layout" svg:width="0.799cm" svg:height="0.799cm" svg:x="2.699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_4" draw:style-name="gr2" draw:text-style-name="P2" draw:layer="layout" svg:width="0.799cm" svg:height="0.799cm" svg:x="2.699cm" svg:y="4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4" draw:style-name="gr2" draw:text-style-name="P2" draw:layer="layout" svg:width="0.799cm" svg:height="0.799cm" svg:x="2.699cm" svg:y="5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_4" draw:style-name="gr2" draw:text-style-name="P2" draw:layer="layout" svg:width="0.799cm" svg:height="0.799cm" svg:x="2.699cm" svg:y="6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_4" draw:style-name="gr2" draw:text-style-name="P2" draw:layer="layout" svg:width="0.799cm" svg:height="0.799cm" svg:x="2.699cm" svg:y="7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_4" draw:style-name="gr2" draw:text-style-name="P2" draw:layer="layout" svg:width="0.799cm" svg:height="0.799cm" svg:x="2.699cm" svg:y="8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_4" draw:style-name="gr2" draw:text-style-name="P2" draw:layer="layout" svg:width="0.799cm" svg:height="0.799cm" svg:x="2.699cm" svg:y="9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12_4" draw:style-name="gr4" draw:text-style-name="P2" draw:layer="layout" svg:width="0.799cm" svg:height="0.799cm" svg:x="1.8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_4" draw:style-name="gr4" draw:text-style-name="P2" draw:layer="layout" svg:width="0.799cm" svg:height="0.799cm" svg:x="2.6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_4" draw:style-name="gr4" draw:text-style-name="P2" draw:layer="layout" svg:width="0.799cm" svg:height="0.799cm" svg:x="3.499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_4" draw:style-name="gr4" draw:text-style-name="P2" draw:layer="layout" svg:width="0.799cm" svg:height="0.799cm" svg:x="1.8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_4" draw:style-name="gr4" draw:text-style-name="P2" draw:layer="layout" svg:width="0.799cm" svg:height="0.799cm" svg:x="2.6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_4" draw:style-name="gr4" draw:text-style-name="P2" draw:layer="layout" svg:width="0.799cm" svg:height="0.799cm" svg:x="3.499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8_4" draw:style-name="gr4" draw:text-style-name="P2" draw:layer="layout" svg:width="0.799cm" svg:height="0.799cm" svg:x="1.8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9_4" draw:style-name="gr4" draw:text-style-name="P2" draw:layer="layout" svg:width="0.799cm" svg:height="0.799cm" svg:x="2.6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0_4" draw:style-name="gr4" draw:text-style-name="P2" draw:layer="layout" svg:width="0.799cm" svg:height="0.799cm" svg:x="3.499cm" svg:y="12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1_4" draw:style-name="gr6" draw:text-style-name="P4" draw:layer="layout" svg:width="0.799cm" svg:height="0.799cm" svg:x="14.7cm" svg:y="3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_4" draw:style-name="gr6" draw:text-style-name="P4" draw:layer="layout" svg:width="0.799cm" svg:height="0.799cm" svg:x="14.7cm" svg:y="5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_4" draw:style-name="gr6" draw:text-style-name="P4" draw:layer="layout" svg:width="0.799cm" svg:height="0.799cm" svg:x="14.7cm" svg:y="6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_4" draw:style-name="gr6" draw:text-style-name="P4" draw:layer="layout" svg:width="0.799cm" svg:height="0.799cm" svg:x="14.7cm" svg:y="7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5_4" draw:style-name="gr43" draw:text-style-name="P12" draw:layer="layout" svg:width="0.799cm" svg:height="0.799cm" svg:x="8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_4" draw:style-name="gr44" draw:text-style-name="P13" draw:layer="layout" svg:width="0.799cm" svg:height="0.799cm" svg:x="9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_4" draw:style-name="gr44" draw:text-style-name="P13" draw:layer="layout" svg:width="0.799cm" svg:height="0.799cm" svg:x="8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_4" draw:style-name="gr44" draw:text-style-name="P13" draw:layer="layout" svg:width="0.799cm" svg:height="0.799cm" svg:x="9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_4" draw:style-name="gr8" draw:text-style-name="P4" draw:layer="layout" svg:width="0.799cm" svg:height="0.799cm" svg:x="14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_4" draw:style-name="gr8" draw:text-style-name="P4" draw:layer="layout" svg:width="0.799cm" svg:height="0.799cm" svg:x="15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_4" draw:style-name="gr8" draw:text-style-name="P4" draw:layer="layout" svg:width="0.799cm" svg:height="0.799cm" svg:x="14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_4" draw:style-name="gr8" draw:text-style-name="P4" draw:layer="layout" svg:width="0.799cm" svg:height="0.799cm" svg:x="15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4_4" draw:style-name="gr45" draw:text-style-name="P7" draw:layer="layout" svg:width="11.2cm" svg:height="1.999cm" svg:x="3.499cm" svg:y="2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7_4" draw:style-name="gr46" draw:text-style-name="P8" draw:layer="layout" svg:width="11.2cm" svg:height="2.3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_4" draw:style-name="gr47" draw:text-style-name="P7" draw:layer="layout" svg:width="11.2cm" svg:height="1.7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_4" draw:style-name="gr48" draw:text-style-name="P7" draw:layer="layout" svg:width="11.2cm" svg:height="2.199cm" svg:x="3.499cm" svg:y="6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3_4" draw:style-name="gr49" draw:text-style-name="P8" draw:layer="layout" svg:width="11.2cm" svg:height="0.999cm" svg:x="3.499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_4" draw:style-name="gr50" draw:text-style-name="P8" draw:layer="layout" svg:width="11.2cm" svg:height="2.799cm" svg:x="3.499cm" svg:y="4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_4" draw:style-name="gr49" draw:text-style-name="P8" draw:layer="layout" svg:width="11.2cm" svg:height="0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8_4" draw:style-name="gr51" draw:text-style-name="P8" draw:layer="layout" svg:width="11.2cm" svg:height="3.199cm" svg:x="3.499cm" svg:y="5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4_4" draw:style-name="gr52" draw:text-style-name="P8" draw:layer="layout" svg:width="11.2cm" svg:height="0.599cm" svg:x="3.499cm" svg:y="5.5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6_4" draw:style-name="gr53" draw:text-style-name="P8" draw:layer="layout" svg:width="11.2cm" svg:height="1.999cm" svg:x="3.499cm" svg:y="4.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8_4" draw:style-name="gr54" draw:text-style-name="P8" draw:layer="layout" svg:width="11.2cm" svg:height="1.599cm" svg:x="3.499cm" svg:y="5.5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0_4" draw:style-name="gr55" draw:text-style-name="P8" draw:layer="layout" svg:width="11.2cm" svg:height="1.199cm" svg:x="3.499cm" svg:y="6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2_4" draw:style-name="gr56" draw:text-style-name="P8" draw:layer="layout" svg:width="11.2cm" svg:height="2.199cm" svg:x="3.499cm" svg:y="6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4_4" draw:style-name="gr57" draw:text-style-name="P8" draw:layer="layout" svg:width="11.2cm" svg:height="0.799cm" svg:x="3.499cm" svg:y="8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6_4" draw:style-name="gr58" draw:text-style-name="P7" draw:layer="layout" svg:width="11.2cm" svg:height="1.799cm" svg:x="3.499cm" svg:y="8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hteck 25_0" draw:style-name="gr43" draw:text-style-name="P12" draw:layer="layout" svg:width="0.799cm" svg:height="0.799cm" svg:x="8.3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6_0" draw:style-name="gr44" draw:text-style-name="P13" draw:layer="layout" svg:width="0.799cm" svg:height="0.799cm" svg:x="9.1cm" svg:y="11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_0" draw:style-name="gr44" draw:text-style-name="P13" draw:layer="layout" svg:width="0.799cm" svg:height="0.799cm" svg:x="8.3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_0" draw:style-name="gr44" draw:text-style-name="P13" draw:layer="layout" svg:width="0.799cm" svg:height="0.799cm" svg:x="9.1cm" svg:y="11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52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10</meta:editing-cycles>
    <meta:creation-date>2017-01-09T19:15:28</meta:creation-date>
    <dc:date>2021-11-05T16:07:17.682259669</dc:date>
    <meta:editing-duration>PT14M51S</meta:editing-duration>
    <meta:generator>LibreOffice/6.4.3.2$Linux_X86_64 LibreOffice_project/40$Build-2</meta:generator>
    <meta:document-statistic meta:object-count="32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